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c0550" officeooo:paragraph-rsid="001c0550"/>
    </style:style>
    <style:style style:name="P2" style:family="paragraph" style:parent-style-name="Text_20_body" style:list-style-name="L3">
      <style:text-properties officeooo:rsid="001c0550" officeooo:paragraph-rsid="001c0550"/>
    </style:style>
    <style:style style:name="P3" style:family="paragraph" style:parent-style-name="Text_20_body">
      <style:text-properties officeooo:rsid="001cf1ae" officeooo:paragraph-rsid="001cf1ae"/>
    </style:style>
    <style:style style:name="P4" style:family="paragraph" style:parent-style-name="Title">
      <style:text-properties officeooo:rsid="001c0550" officeooo:paragraph-rsid="001c055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taurant</text:p>
      <text:p text:style-name="P1">Fase di Login</text:p>
      <text:p text:style-name="P1">Coperto modificabile ogni giorno</text:p>
      <text:p text:style-name="P1">I <text:span text:style-name="T1">tavoli</text:span> sono prestabiliti, quando dei clienti si siedono ad uno di essi gli viene associato un <text:span text:style-name="T1">cameriere</text:span><text:span text:style-name="T2"> ed un </text:span><text:span text:style-name="T1">numero di coperti</text:span><text:span text:style-name="T2">.</text:span></text:p>
      <text:p text:style-name="P1"><text:span text:style-name="T2">I piatti sono contenuti nel menu, hanno un </text:span><text:span text:style-name="T1">nome</text:span><text:span text:style-name="T2">, una </text:span><text:span text:style-name="T1">descrizione</text:span><text:span text:style-name="T2">, un </text:span><text:span text:style-name="T1">prezzo</text:span><text:span text:style-name="T2"> ed una </text:span><text:span text:style-name="T1">categoria</text:span><text:span text:style-name="T2"> di appartenenza.</text:span></text:p>
      <text:p text:style-name="P1"><text:span text:style-name="T2">Importante il fatto che un </text:span><text:span text:style-name="T1">piatto ordinato</text:span><text:span text:style-name="T2"> è diverso da un piatto, ed infatti ha parametri modificabili (tra cui appunto il </text:span><text:span text:style-name="T1">prezzo</text:span><text:span text:style-name="T2">), oltre alla possibilità di avere </text:span><text:span text:style-name="T1">aggiunte</text:span><text:span text:style-name="T2"> prestabilite e non (descritte in </text:span><text:span text:style-name="T1">descrizione</text:span><text:span text:style-name="T2">).</text:span></text:p>
      <text:p text:style-name="P1"><text:span text:style-name="T2">Vanno evidenziati i prezzi nulli, e perché no, anche quelli modificati rispetto al menu.</text:span></text:p>
      <text:p text:style-name="P1"><text:span text:style-name="T2">Per quanto riguarda il conto, dev’essere possibile dividere il costo tra i vari clienti, il totale o piatto piatto.</text:span></text:p>
      <text:p text:style-name="P1"><text:span text:style-name="T2">I documenti hanno un progressivo intero che si rinnova ogni anno.</text:span></text:p>
      <text:p text:style-name="P1"><text:span text:style-name="T2">Le tipologie di documenti sono:</text:span></text:p>
      <text:list xml:id="list1125086818778328153" text:style-name="L3">
        <text:list-item>
          <text:p text:style-name="P2"><text:span text:style-name="T2">Nessuno (senza progressivo)</text:span></text:p>
        </text:list-item>
        <text:list-item>
          <text:p text:style-name="P2"><text:span text:style-name="T2">Non fiscale (senza progressivo)</text:span></text:p>
        </text:list-item>
        <text:list-item>
          <text:p text:style-name="P2"><text:span text:style-name="T2">Ricevuta (senza IVA)</text:span></text:p>
        </text:list-item>
        <text:list-item>
          <text:p text:style-name="P2"><text:span text:style-name="T2">Fattura (scorporo IVA)</text:span></text:p>
        </text:list-item>
        <text:list-item>
          <text:p text:style-name="P2"><text:span text:style-name="T2">Ticket</text:span></text:p>
        </text:list-item>
      </text:list>
      <text:p text:style-name="P1"><text:span text:style-name="T2">Nel documento comunque deve comparire data, progressivo, elenco dei piatti e totale.</text:span></text:p>
      <text:p text:style-name="P1"><text:span text:style-name="T2"/></text:p>
      <text:p text:style-name="P3"><text:span text:style-name="T2">Dalla app posso vedere tutti gli ordini ma modificare solo i miei. Ho un elenco di categorie ed ognuna ha una serie di piatti. Posso sceglierne il numero e poi specificare aggiu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09:06:39.027403002</meta:creation-date>
    <dc:date>2017-08-22T12:40:22.640362001</dc:date>
    <meta:editing-duration>PT16H18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95" meta:character-count="1189" meta:non-whitespace-character-count="1016"/>
  </office:meta>
</office:document-meta>
</file>